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e2a1"/>
    </style:style>
    <style:style style:name="P2" style:family="paragraph" style:parent-style-name="Standard">
      <style:text-properties officeooo:paragraph-rsid="0011881b"/>
    </style:style>
    <style:style style:name="P3" style:family="paragraph" style:parent-style-name="Standard">
      <style:text-properties officeooo:paragraph-rsid="00154c6b"/>
    </style:style>
    <style:style style:name="P4" style:family="paragraph" style:parent-style-name="Standard">
      <style:text-properties officeooo:paragraph-rsid="0017c2a0"/>
    </style:style>
    <style:style style:name="P5" style:family="paragraph" style:parent-style-name="Standard">
      <style:text-properties officeooo:paragraph-rsid="001b5404"/>
    </style:style>
    <style:style style:name="P6" style:family="paragraph" style:parent-style-name="Standard">
      <style:text-properties officeooo:paragraph-rsid="001e44a6"/>
    </style:style>
    <style:style style:name="P7" style:family="paragraph" style:parent-style-name="Standard">
      <style:text-properties officeooo:paragraph-rsid="00223a6c"/>
    </style:style>
    <style:style style:name="P8" style:family="paragraph" style:parent-style-name="Standard">
      <style:text-properties officeooo:rsid="0010e2a1" officeooo:paragraph-rsid="0010e2a1"/>
    </style:style>
    <style:style style:name="P9" style:family="paragraph" style:parent-style-name="Standard">
      <style:text-properties officeooo:rsid="0019d8ef" officeooo:paragraph-rsid="0019d8ef"/>
    </style:style>
    <style:style style:name="P10" style:family="paragraph" style:parent-style-name="Standard">
      <style:text-properties officeooo:rsid="001b5404" officeooo:paragraph-rsid="001b5404"/>
    </style:style>
    <style:style style:name="P11" style:family="paragraph" style:parent-style-name="Standard">
      <style:text-properties officeooo:rsid="001d0385" officeooo:paragraph-rsid="001b5404"/>
    </style:style>
    <style:style style:name="P12" style:family="paragraph" style:parent-style-name="Standard">
      <style:text-properties officeooo:rsid="00208a1b" officeooo:paragraph-rsid="00208a1b"/>
    </style:style>
    <style:style style:name="P13" style:family="paragraph" style:parent-style-name="Standard">
      <style:text-properties officeooo:rsid="00223a6c" officeooo:paragraph-rsid="00223a6c"/>
    </style:style>
    <style:style style:name="P14" style:family="paragraph" style:parent-style-name="Standard">
      <style:text-properties officeooo:rsid="0029abf2" officeooo:paragraph-rsid="00223a6c"/>
    </style:style>
    <style:style style:name="P15" style:family="paragraph" style:parent-style-name="Standard">
      <style:text-properties officeooo:rsid="0029abf2" officeooo:paragraph-rsid="00350ca7"/>
    </style:style>
    <style:style style:name="P16" style:family="paragraph" style:parent-style-name="Standard">
      <style:text-properties officeooo:rsid="0029abf2" officeooo:paragraph-rsid="00359fc9"/>
    </style:style>
    <style:style style:name="P17" style:family="paragraph" style:parent-style-name="Standard">
      <style:text-properties officeooo:rsid="0029abf2" officeooo:paragraph-rsid="0036daa5"/>
    </style:style>
    <style:style style:name="P18" style:family="paragraph" style:parent-style-name="Standard">
      <style:text-properties officeooo:rsid="0029abf2" officeooo:paragraph-rsid="0038a304"/>
    </style:style>
    <style:style style:name="P19" style:family="paragraph" style:parent-style-name="Standard">
      <style:text-properties officeooo:rsid="0029abf2" officeooo:paragraph-rsid="003c5d5e"/>
    </style:style>
    <style:style style:name="P20" style:family="paragraph" style:parent-style-name="Standard">
      <style:text-properties officeooo:rsid="0029abf2" officeooo:paragraph-rsid="0045a0e3"/>
    </style:style>
    <style:style style:name="P21" style:family="paragraph" style:parent-style-name="Standard">
      <style:text-properties officeooo:rsid="0029abf2" officeooo:paragraph-rsid="00494e23"/>
    </style:style>
    <style:style style:name="P22" style:family="paragraph" style:parent-style-name="Standard">
      <style:text-properties officeooo:rsid="0029abf2" officeooo:paragraph-rsid="004b1b6b"/>
    </style:style>
    <style:style style:name="P23" style:family="paragraph" style:parent-style-name="Standard">
      <style:text-properties officeooo:rsid="0029abf2" officeooo:paragraph-rsid="0050e022"/>
    </style:style>
    <style:style style:name="P24" style:family="paragraph" style:parent-style-name="Standard">
      <style:text-properties officeooo:rsid="002ff37b" officeooo:paragraph-rsid="002ff37b"/>
    </style:style>
    <style:style style:name="P25" style:family="paragraph" style:parent-style-name="Standard">
      <style:text-properties officeooo:rsid="003113a1" officeooo:paragraph-rsid="003113a1"/>
    </style:style>
    <style:style style:name="P26" style:family="paragraph" style:parent-style-name="Standard">
      <style:text-properties officeooo:rsid="00324171" officeooo:paragraph-rsid="00324171"/>
    </style:style>
    <style:style style:name="T1" style:family="text">
      <style:text-properties officeooo:rsid="0010e2a1"/>
    </style:style>
    <style:style style:name="T2" style:family="text">
      <style:text-properties officeooo:rsid="0011881b"/>
    </style:style>
    <style:style style:name="T3" style:family="text">
      <style:text-properties officeooo:rsid="00154c6b"/>
    </style:style>
    <style:style style:name="T4" style:family="text">
      <style:text-properties officeooo:rsid="00167622"/>
    </style:style>
    <style:style style:name="T5" style:family="text">
      <style:text-properties officeooo:rsid="0017c2a0"/>
    </style:style>
    <style:style style:name="T6" style:family="text">
      <style:text-properties officeooo:rsid="0017cd48"/>
    </style:style>
    <style:style style:name="T7" style:family="text">
      <style:text-properties officeooo:rsid="0017ebe5"/>
    </style:style>
    <style:style style:name="T8" style:family="text">
      <style:text-properties officeooo:rsid="001b5404"/>
    </style:style>
    <style:style style:name="T9" style:family="text">
      <style:text-properties officeooo:rsid="001d0385"/>
    </style:style>
    <style:style style:name="T10" style:family="text">
      <style:text-properties officeooo:rsid="001e44a6"/>
    </style:style>
    <style:style style:name="T11" style:family="text">
      <style:text-properties officeooo:rsid="001f84eb"/>
    </style:style>
    <style:style style:name="T12" style:family="text">
      <style:text-properties officeooo:rsid="00223a6c"/>
    </style:style>
    <style:style style:name="T13" style:family="text">
      <style:text-properties officeooo:rsid="00228bec"/>
    </style:style>
    <style:style style:name="T14" style:family="text">
      <style:text-properties officeooo:rsid="00239b90"/>
    </style:style>
    <style:style style:name="T15" style:family="text">
      <style:text-properties officeooo:rsid="0024e4ca"/>
    </style:style>
    <style:style style:name="T16" style:family="text">
      <style:text-properties officeooo:rsid="002835a4"/>
    </style:style>
    <style:style style:name="T17" style:family="text">
      <style:text-properties officeooo:rsid="002b6600"/>
    </style:style>
    <style:style style:name="T18" style:family="text">
      <style:text-properties officeooo:rsid="003431ff"/>
    </style:style>
    <style:style style:name="T19" style:family="text">
      <style:text-properties officeooo:rsid="00350ca7"/>
    </style:style>
    <style:style style:name="T20" style:family="text">
      <style:text-properties officeooo:rsid="00359fc9"/>
    </style:style>
    <style:style style:name="T21" style:family="text">
      <style:text-properties officeooo:rsid="0036daa5"/>
    </style:style>
    <style:style style:name="T22" style:family="text">
      <style:text-properties officeooo:rsid="003809ee"/>
    </style:style>
    <style:style style:name="T23" style:family="text">
      <style:text-properties officeooo:rsid="0038a304"/>
    </style:style>
    <style:style style:name="T24" style:family="text">
      <style:text-properties officeooo:rsid="003ad0cd"/>
    </style:style>
    <style:style style:name="T25" style:family="text">
      <style:text-properties officeooo:rsid="003c5d5e"/>
    </style:style>
    <style:style style:name="T26" style:family="text">
      <style:text-properties officeooo:rsid="003f8a4f"/>
    </style:style>
    <style:style style:name="T27" style:family="text">
      <style:text-properties officeooo:rsid="00406034"/>
    </style:style>
    <style:style style:name="T28" style:family="text">
      <style:text-properties officeooo:rsid="004315c0"/>
    </style:style>
    <style:style style:name="T29" style:family="text">
      <style:text-properties officeooo:rsid="0045a0e3"/>
    </style:style>
    <style:style style:name="T30" style:family="text">
      <style:text-properties officeooo:rsid="00473be9"/>
    </style:style>
    <style:style style:name="T31" style:family="text">
      <style:text-properties officeooo:rsid="00482f97"/>
    </style:style>
    <style:style style:name="T32" style:family="text">
      <style:text-properties officeooo:rsid="00494e23"/>
    </style:style>
    <style:style style:name="T33" style:family="text">
      <style:text-properties fo:language="en" fo:country="US" officeooo:rsid="00494e23"/>
    </style:style>
    <style:style style:name="T34" style:family="text">
      <style:text-properties fo:language="en" fo:country="US" officeooo:rsid="004cfc28"/>
    </style:style>
    <style:style style:name="T35" style:family="text">
      <style:text-properties fo:language="ru" fo:country="RU" officeooo:rsid="004a43e8"/>
    </style:style>
    <style:style style:name="T36" style:family="text">
      <style:text-properties fo:language="ru" fo:country="RU" officeooo:rsid="004b1b6b"/>
    </style:style>
    <style:style style:name="T37" style:family="text">
      <style:text-properties fo:language="ru" fo:country="RU" officeooo:rsid="004cfc28"/>
    </style:style>
    <style:style style:name="T38" style:family="text">
      <style:text-properties fo:language="ru" fo:country="RU" officeooo:rsid="004d11fe"/>
    </style:style>
    <style:style style:name="T39" style:family="text">
      <style:text-properties fo:language="ru" fo:country="RU" officeooo:rsid="004ed2a1"/>
    </style:style>
    <style:style style:name="T40" style:family="text">
      <style:text-properties fo:language="ru" fo:country="RU" officeooo:rsid="0050e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роектирование ПО для автоматизации сервиса </text:span><text:span text:style-name="T3">по получении данных о расписании движения городского транспорта.</text:span></text:p>
      <text:p text:style-name="P8"/>
      <text:p text:style-name="P2"><text:span text:style-name="T2">1. </text:span><text:span text:style-name="T3">Программа должна включать в себя расписание движения городского транспорта</text:span></text:p>
      <text:p text:style-name="P3"><text:span text:style-name="T3">2. </text:span><text:span text:style-name="T4">Программа должна включать модуль управления выбором языка для конкретного региона пользователя сервиса.</text:span></text:p>
      <text:p text:style-name="P4"><text:span text:style-name="T5">3. Поиск пути от пункта А до пункта Б в выдачей предопределённого номера маршрутов, </text:span><text:span text:style-name="T6">с помощью которы</text:span><text:span text:style-name="T7">х</text:span><text:span text:style-name="T6"> возможно добраться из А в Б.</text:span></text:p>
      <text:p text:style-name="P9">4. ПО разрабатывается для отдельного государства</text:p>
      <text:p text:style-name="P9">5. Возможность выбора населённого пункта страны.</text:p>
      <text:p text:style-name="P10">6. Возможность поиска маршрута по:</text:p>
      <text:p text:style-name="P5"><text:span text:style-name="T8"><text:tab/>а) </text:span><text:span text:style-name="T9">Остановочным пунктам</text:span></text:p>
      <text:p text:style-name="P11"><text:tab/>б) Названиям улиц</text:p>
      <text:p text:style-name="P6"><text:span text:style-name="T10"><text:tab/>в) </text:span><text:span text:style-name="T11">Адресам</text:span></text:p>
      <text:p text:style-name="P12">7. Возможность просмотра расписания движения отдельного маршрута.</text:p>
      <text:p text:style-name="P12"/>
      <text:p text:style-name="P13">Основные сущности:</text:p>
      <text:p text:style-name="P7"><text:span text:style-name="T12"><text:tab/>Маршрут, </text:span><text:span text:style-name="T13">населённый пункт, </text:span><text:span text:style-name="T14">остановочный пункт, адрес, улица, дом, </text:span><text:span text:style-name="T15">страна, </text:span><text:span text:style-name="T16">транспортное средство</text:span><text:span text:style-name="T17">, пользователь, </text:span><text:span text:style-name="T18">маркер</text:span><text:span text:style-name="T19">, направление, пользователь, администратор, администратор наполнением информации.</text:span></text:p>
      <text:p text:style-name="P14"/>
      <text:p text:style-name="P15"><text:span text:style-name="T19">Входные данные:</text:span></text:p>
      <text:p text:style-name="P16"><text:span text:style-name="T20">1. Населённый пункт</text:span><text:span text:style-name="T21">.</text:span></text:p>
      <text:p text:style-name="P18"><text:span text:style-name="T23">2. Справочник видов передвижения.</text:span></text:p>
      <text:p text:style-name="P17"><text:span text:style-name="T24">3</text:span><text:span text:style-name="T21">. Справочник </text:span><text:span text:style-name="T22">маршрутов.</text:span></text:p>
      <text:p text:style-name="P20"><text:span text:style-name="T29">4. </text:span><text:span text:style-name="T30">Справочник остановочн</text:span><text:span text:style-name="T31">ы</text:span><text:span text:style-name="T30">х пунктов маршрута.</text:span></text:p>
      <text:p text:style-name="P19"><text:span text:style-name="T29">5</text:span><text:span text:style-name="T25">. </text:span><text:span text:style-name="T26">Расписание движения маршрутных транс</text:span><text:span text:style-name="T27">п</text:span><text:span text:style-name="T26">ортных средств</text:span><text:span text:style-name="T28">.</text:span></text:p>
      <text:p text:style-name="P21"><text:span text:style-name="T32">6. Модуль карт </text:span><text:span text:style-name="T33">GoogleMaps</text:span><text:span text:style-name="T35">.</text:span></text:p>
      <text:p text:style-name="P22"><text:span text:style-name="T36">7. </text:span><text:span text:style-name="T37">Наличие </text:span><text:span text:style-name="T38">у объектов координат</text:span><text:span text:style-name="T39">.</text:span></text:p>
      <text:p text:style-name="P23"><text:span text:style-name="T40">8. </text:span></text:p>
      <text:p text:style-name="P14"/>
      <text:p text:style-name="P24">Концептуальная модель: </text:p>
      <text:p text:style-name="P25">1. Пользователь просматривает расписание маршрута линии.</text:p>
      <text:p text:style-name="P26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04:16.09</meta:creation-date>
    <meta:generator>LibreOffice/4.0.3.3$Windows_x86 LibreOffice_project/0eaa50a932c8f2199a615e1eb30f7ac74279539</meta:generator>
    <dc:date>2014-03-08T21:37:12.70</dc:date>
    <meta:editing-duration>P1DT7H24M52S</meta:editing-duration>
    <meta:editing-cycles>58</meta:editing-cycles>
    <meta:document-statistic meta:table-count="0" meta:image-count="0" meta:object-count="0" meta:page-count="1" meta:paragraph-count="25" meta:word-count="154" meta:character-count="1220" meta:non-whitespace-character-count="1084"/>
  </office:meta>
</office:document-meta>
</file>